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13d5" officeooo:paragraph-rsid="000513d5"/>
    </style:style>
    <style:style style:name="P2" style:family="paragraph" style:parent-style-name="Preformatted_20_Text">
      <style:text-properties officeooo:paragraph-rsid="000513d5"/>
    </style:style>
    <style:style style:name="P3" style:family="paragraph" style:parent-style-name="Preformatted_20_Text">
      <style:text-properties officeooo:rsid="0006d725" officeooo:paragraph-rsid="0006d725"/>
    </style:style>
    <style:style style:name="T1" style:family="text">
      <style:text-properties officeooo:rsid="00051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codechef.com/wiki/tutorial-dynamic-programming" text:style-name="Internet_20_link" text:visited-style-name="Visited_20_Internet_20_Link">https://www.codechef.com/wiki/tutorial-dynamic-programming</text:a></text:p>
      <text:p text:style-name="P1"/>
      <text:p text:style-name="P2"><text:a xlink:type="simple" xlink:href="https://www.topcoder.com/community/data-science/data-science-tutorials/dynamic-programming-from-novice-to-advanced/" text:style-name="Internet_20_link" text:visited-style-name="Visited_20_Internet_20_Link"><text:span text:style-name="T1">https://www.topcoder.com/community/data-science/data-science-tutorials/dynamic-programming-from-novice-to-advanced/</text:span></text:a></text:p>
      <text:p text:style-name="P3"><text:a xlink:type="simple" xlink:href="https://developers.google.com/machine-learning/crash-course/" text:style-name="Internet_20_link" text:visited-style-name="Visited_20_Internet_20_Link">https://developers.google.com/machine-learning/crash-course/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2:38:26.077915418</dc:date>
    <meta:editing-duration>PT2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" meta:character-count="233" meta:non-whitespace-character-count="233"/>
  </office:meta>
</office:document-meta>
</file>